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Liberation Sans1" svg:font-family="'Liberation Sans'" style:font-family-generic="roman"/>
    <style:font-face style:name="Lohit Hindi1" svg:font-family="'Lohit Hindi'" style:font-family-generic="roman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2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f1f46"/>
    </style:style>
    <style:style style:name="P2" style:family="paragraph" style:parent-style-name="Standard">
      <style:text-properties officeooo:paragraph-rsid="0020e05a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paragraph-rsid="0020e05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20e05a" style:font-size-asian="12pt" style:font-weight-asian="bold" style:font-size-complex="12pt" style:font-weight-complex="bold"/>
    </style:style>
    <style:style style:name="P6" style:family="paragraph" style:parent-style-name="Standard" style:master-page-name="Standard">
      <style:paragraph-properties style:page-number="auto"/>
      <style:text-properties officeooo:paragraph-rsid="001f1f46"/>
    </style:style>
    <style:style style:name="T1" style:family="text">
      <style:text-properties officeooo:rsid="001f1f46"/>
    </style:style>
    <style:style style:name="T2" style:family="text">
      <style:text-properties officeooo:rsid="0020e05a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text-emphasize="none"/>
    </style:style>
    <style:style style:name="T4" style:family="text">
      <style:text-properties style:text-outline="false" style:text-line-through-style="none" fo:font-style="normal" fo:text-shadow="none" style:text-underline-style="none" fo:font-weight="normal" officeooo:rsid="0020e05a" style:font-style-asian="normal" style:font-weight-asian="normal" style:text-emphasize="none"/>
    </style:style>
    <style:style style:name="T5" style:family="text">
      <style:text-properties style:text-outline="false" style:text-line-through-styl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6" style:family="text">
      <style:text-properties style:text-outline="false" style:text-line-through-style="none" fo:font-style="normal" fo:text-shadow="none" style:text-underline-style="none" fo:font-weight="bold" style:font-style-asian="normal" style:font-weight-asian="bold" style:text-emphasize="none"/>
    </style:style>
    <style:style style:name="T7" style:family="text">
      <style:text-properties style:text-outline="false" style:text-line-through-style="none" fo:font-style="normal" fo:text-shadow="none" style:text-underline-style="none" officeooo:rsid="0020e05a" style:font-style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r. Kennelworth Cotton Trade</text:span></text:p>
      <text:p text:style-name="P1"><text:span text:style-name="T1"/></text:p>
      <text:p text:style-name="P2"><text:span text:style-name="T2">pg. 90</text:span></text:p>
      <text:p text:style-name="P2"><text:span text:style-name="T2">In letter from RG to Mr. K To show faith in RG, RG asks Mr. K to buy cotton and hold until April 5, [1927]. <text:s/>Wheat and corn to start up the early part of April [1927].</text:span></text:p>
      <text:p text:style-name="P2"><text:span text:style-name="T2"/></text:p>
      <text:p text:style-name="P2"><text:span text:style-name="T2">pg. 91</text:span></text:p>
      <text:p text:style-name="P5"><text:span text:style-name="T7">February 1, 1927.</text:span></text:p>
      <text:p text:style-name="P3"><text:span text:style-name="T3">Letter from Mr. Kennelworth to RG. <text:s/>Mr. K has </text:span><text:span text:style-name="T5">faith</text:span><text:span text:style-name="T3"> in Robert and </text:span><text:span text:style-name="T5">faith</text:span><text:span text:style-name="T6"> </text:span><text:span text:style-name="T3">enough (?) in the Bible. Mr. K buys 500 bales of July cotton at 13.70 to show he has </text:span><text:span text:style-name="T5">FAITH</text:span><text:span text:style-name="T3"> in Robert and </text:span><text:span text:style-name="T5">faith</text:span><text:span text:style-name="T6"> </text:span><text:span text:style-name="T3">in the Bible.</text:span></text:p>
      <text:p text:style-name="P4"><text:span text:style-name="T4">Mr K's profits to go to RG and Marie as a wedding present, or to promote RG's invention.</text:span></text:p>
      <text:p text:style-name="P4"><text:span text:style-name="T4"/></text:p>
      <text:p text:style-name="P4"><text:span text:style-name="T4">Feb. 1, 1927 to April 5, 1927 (pg. 90) is 63 days.</text:span></text:p>
      <text:p text:style-name="P4"><text:span text:style-name="T4"/></text:p>
      <text:p text:style-name="P4"><text:span text:style-name="T4">pg. 92</text:span></text:p>
      <text:p text:style-name="P4"><text:span text:style-name="T4">RG confirms Mr. K's purchase of cotton because of faith in RG and faith in the Bible.</text:span></text:p>
      <text:p text:style-name="P4"><text:span text:style-name="T4"/></text:p>
      <text:p text:style-name="P4"><text:span text:style-name="T4">pg. 94</text:span></text:p>
      <text:p text:style-name="P4"><text:span text:style-name="T4">Feb. 23 [1927], Cotton started up and went up fast.</text:span></text:p>
      <text:p text:style-name="P4"><text:span text:style-name="T4">(how many days and degrees is this since RG &amp; Marie's makeup?)</text:span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3" svg:font-family="'Lohit Hindi'"/>
    <style:font-face style:name="Liberation Sans1" svg:font-family="'Liberation Sans'" style:font-family-generic="roman"/>
    <style:font-face style:name="Lohit Hindi1" svg:font-family="'Lohit Hindi'" style:font-family-generic="roman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2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8-01T16:47:11</meta:creation-date>
    <dc:date>2013-08-01T20:17:52</dc:date>
    <dc:creator>Ryan </dc:creator>
    <meta:editing-duration>PT3H30M5S</meta:editing-duration>
    <meta:editing-cycles>2</meta:editing-cycles>
    <meta:generator>LibreOffice/3.6$Linux_X86_64 LibreOffice_project/360m1$Build-304</meta:generator>
    <meta:document-statistic meta:table-count="0" meta:image-count="0" meta:object-count="0" meta:page-count="1" meta:paragraph-count="13" meta:word-count="162" meta:character-count="768" meta:non-whitespace-character-count="617"/>
  </office:meta>
</office:document-meta>
</file>